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recht table 5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Assumed grad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-50</text:p>
          </table:table-cell>
          <table:table-cell office:value-type="float" office:value="45" calcext:value-type="float">
            <text:p>45</text:p>
          </table:table-cell>
          <table:table-cell office:value-type="float" office:value="8.1" calcext:value-type="float">
            <text:p>8.1</text:p>
          </table:table-cell>
          <table:table-cell office:value-type="float" office:value="14.6" calcext:value-type="float">
            <text:p>14.6</text:p>
          </table:table-cell>
          <table:table-cell office:value-type="float" office:value="12.2" calcext:value-type="float">
            <text:p>12.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50-60</text:p>
          </table:table-cell>
          <table:table-cell office:value-type="float" office:value="55" calcext:value-type="float">
            <text:p>55</text:p>
          </table:table-cell>
          <table:table-cell office:value-type="float" office:value="29.7" calcext:value-type="float">
            <text:p>29.7</text:p>
          </table:table-cell>
          <table:table-cell office:value-type="float" office:value="10.2" calcext:value-type="float">
            <text:p>10.2</text:p>
          </table:table-cell>
          <table:table-cell office:value-type="float" office:value="7.4" calcext:value-type="float">
            <text:p>7.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60-70</text:p>
          </table:table-cell>
          <table:table-cell office:value-type="float" office:value="65" calcext:value-type="float">
            <text:p>65</text:p>
          </table:table-cell>
          <table:table-cell office:value-type="float" office:value="18.9" calcext:value-type="float">
            <text:p>18.9</text:p>
          </table:table-cell>
          <table:table-cell office:value-type="float" office:value="21.9" calcext:value-type="float">
            <text:p>21.9</text:p>
          </table:table-cell>
          <table:table-cell office:value-type="float" office:value="11.5" calcext:value-type="float">
            <text:p>11.5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string" calcext:value-type="string">
            <text:p>70-80</text:p>
          </table:table-cell>
          <table:table-cell office:value-type="float" office:value="75" calcext:value-type="float">
            <text:p>75</text:p>
          </table:table-cell>
          <table:table-cell office:value-type="float" office:value="32.4" calcext:value-type="float">
            <text:p>32.4</text:p>
          </table:table-cell>
          <table:table-cell office:value-type="float" office:value="19" calcext:value-type="float">
            <text:p>19</text:p>
          </table:table-cell>
          <table:table-cell office:value-type="float" office:value="26.4" calcext:value-type="float">
            <text:p>26.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80-90</text:p>
          </table:table-cell>
          <table:table-cell office:value-type="float" office:value="85" calcext:value-type="float">
            <text:p>85</text:p>
          </table:table-cell>
          <table:table-cell office:value-type="float" office:value="8.1" calcext:value-type="float">
            <text:p>8.1</text:p>
          </table:table-cell>
          <table:table-cell office:value-type="float" office:value="21.9" calcext:value-type="float">
            <text:p>21.9</text:p>
          </table:table-cell>
          <table:table-cell office:value-type="float" office:value="33.8" calcext:value-type="float">
            <text:p>33.8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string" calcext:value-type="string">
            <text:p>90-100</text:p>
          </table:table-cell>
          <table:table-cell office:value-type="float" office:value="95" calcext:value-type="float">
            <text:p>95</text:p>
          </table:table-cell>
          <table:table-cell office:value-type="float" office:value="2.7" calcext:value-type="float">
            <text:p>2.7</text:p>
          </table:table-cell>
          <table:table-cell office:value-type="float" office:value="12.4" calcext:value-type="float">
            <text:p>12.4</text:p>
          </table:table-cell>
          <table:table-cell office:value-type="float" office:value="8.8" calcext:value-type="float">
            <text:p>8.8</text:p>
          </table:table-cell>
          <table:table-cell office:value-type="float" office:value="36.7" calcext:value-type="float">
            <text:p>36.7</text:p>
          </table:table-cell>
        </table:table-row>
        <table:table-row table:style-name="ro1">
          <table:table-cell office:value-type="string" calcext:value-type="string">
            <text:p>Average grade</text:p>
          </table:table-cell>
          <table:table-cell/>
          <table:table-cell table:formula="of:=(([.C2]/100)*[.$B2])+(([.C3]/100)*[.$B3])+(([.C4]/100)*[.$B4])+(([.C5]/100)*[.$B5])+(([.C6]/100)*[.$B6])+(([.C7]/100)*[.$B7])" office:value-type="float" office:value="66.015" calcext:value-type="float">
            <text:p>66.015</text:p>
          </table:table-cell>
          <table:table-cell table:formula="of:=(([.D2]/100)*[.$B2])+(([.D3]/100)*[.$B3])+(([.D4]/100)*[.$B4])+(([.D5]/100)*[.$B5])+(([.D6]/100)*[.$B6])+(([.D7]/100)*[.$B7])" office:value-type="float" office:value="71.06" calcext:value-type="float">
            <text:p>71.06</text:p>
          </table:table-cell>
          <table:table-cell table:formula="of:=(([.E2]/100)*[.$B2])+(([.E3]/100)*[.$B3])+(([.E4]/100)*[.$B4])+(([.E5]/100)*[.$B5])+(([.E6]/100)*[.$B6])+(([.E7]/100)*[.$B7])" office:value-type="float" office:value="73.925" calcext:value-type="float">
            <text:p>73.925</text:p>
          </table:table-cell>
          <table:table-cell table:formula="of:=(([.F2]/100)*[.$B2])+(([.F3]/100)*[.$B3])+(([.F4]/100)*[.$B4])+(([.F5]/100)*[.$B5])+(([.F6]/100)*[.$B6])+(([.F7]/100)*[.$B7])" office:value-type="float" office:value="83.675" calcext:value-type="float">
            <text:p>83.6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8T05:57:10.524855126</meta:creation-date>
    <dc:date>2025-08-18T06:12:02.181446583</dc:date>
    <meta:editing-duration>PT4M39S</meta:editing-duration>
    <meta:editing-cycles>1</meta:editing-cycles>
    <meta:document-statistic meta:table-count="1" meta:cell-count="46" meta:object-count="0"/>
    <meta:generator>LibreOffice/24.2.7.2$Linux_X86_64 LibreOffice_project/420$Build-2</meta:generator>
  </office:meta>
</office:document-meta>
</file>